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75e8" officeooo:paragraph-rsid="000975e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719f" officeooo:paragraph-rsid="000a719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975e8" officeooo:paragraph-rsid="000975e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719f" officeooo:paragraph-rsid="000a719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b4848" officeooo:paragraph-rsid="000b484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75e8" officeooo:paragraph-rsid="000975e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a719f" officeooo:paragraph-rsid="000a719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7854" officeooo:paragraph-rsid="000b7854" style:font-weight-asian="normal" style:font-weight-complex="normal"/>
    </style:style>
    <style:style style:name="T1" style:family="text">
      <style:text-properties officeooo:rsid="000a719f"/>
    </style:style>
    <style:style style:name="T2" style:family="text">
      <style:text-properties officeooo:rsid="000975e8"/>
    </style:style>
    <style:style style:name="T3" style:family="text">
      <style:text-properties officeooo:rsid="000b78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 DE ACTUACIONES</text:p>
      <text:p text:style-name="P5">Plazo general 0 días si no cuenta con un plazo.</text:p>
      <text:p text:style-name="P3">1- Providencia. - Plazo: 3 días</text:p>
      <text:p text:style-name="P3">2- Auto Interlocutorio. - Plazo: 3 días</text:p>
      <text:p text:style-name="P3">3- Sentencia. - Plazo: </text:p>
      <text:p text:style-name="P3">4- Notificación. - Plazo: </text:p>
      <text:p text:style-name="P3">5- Aviso. - Plazo: </text:p>
      <text:p text:style-name="P3">6- Presentación de las Partes. - Plazo: </text:p>
      <text:p text:style-name="P3">7- Urgimiento. - Plazo: </text:p>
      <text:p text:style-name="P3"><text:span text:style-name="T3">8</text:span>- Mandamiento Judicial. - Plazo: </text:p>
      <text:p text:style-name="P3"><text:span text:style-name="T3">9</text:span>- Oficio. - Plazo: </text:p>
      <text:p text:style-name="P3">1<text:span text:style-name="T3">0</text:span>- Informe. - Plazo: </text:p>
      <text:p text:style-name="P3"/>
      <text:p text:style-name="P1">TIPO DE DOCUMENTOS</text:p>
      <text:p text:style-name="P1"/>
      <text:p text:style-name="P3">1- Comprobante de Pago</text:p>
      <text:p text:style-name="P3">2- Escrito.</text:p>
      <text:p text:style-name="P3">3- <text:span text:style-name="T1">Poder.</text:span></text:p>
      <text:p text:style-name="P4">4- Caratula.</text:p>
      <text:p text:style-name="P4">5- Fotocopia de Cédula.</text:p>
      <text:p text:style-name="P4">6- Instrumental.</text:p>
      <text:p text:style-name="P4">7- Escrito de Demanda.</text:p>
      <text:p text:style-name="P8">8. <text:span text:style-name="T2">Documentos Varios</text:span></text:p>
      <text:p text:style-name="P4"/>
      <text:p text:style-name="P2">ESTADO EXTERNO</text:p>
      <text:p text:style-name="P4"/>
      <text:p text:style-name="P4">1- En Despacho.</text:p>
      <text:p text:style-name="P4">2- Autos para Resolver.</text:p>
      <text:p text:style-name="P4">3- En Estadística. </text:p>
      <text:p text:style-name="P4">4- En contaduría.</text:p>
      <text:p text:style-name="P4"/>
      <text:p text:style-name="P3"/>
      <text:p text:style-name="P2">ESTADO INTERNO</text:p>
      <text:p text:style-name="P4"/>
      <text:p text:style-name="P4">1- Iniciado.</text:p>
      <text:p text:style-name="P4">2- Culminado.</text:p>
      <text:p text:style-name="P4">3- En Proceso.</text:p>
      <text:p text:style-name="P4">4- A Notificar.</text:p>
      <text:p text:style-name="P4">5- A Contestar.</text:p>
      <text:p text:style-name="P4">6- A <text:span text:style-name="T3">Finiquita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</meta:initial-creator>
    <meta:creation-date>2017-06-25T11:14:37.641829692</meta:creation-date>
    <dc:date>2017-06-28T09:38:28.890698415</dc:date>
    <dc:creator>Luis </dc:creator>
    <meta:editing-duration>PT1H40M34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33" meta:word-count="121" meta:character-count="684" meta:non-whitespace-character-count="587"/>
  </office:meta>
</office:document-meta>
</file>